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transporte de passageiros</text:p>
      <text:p text:style-name="Standard"/>
      <text:p text:style-name="Standard">Features</text:p>
      <text:list xml:id="list1030454281" text:style-name="L1">
        <text:list-item>
          <text:p text:style-name="P1">Área administrativa</text:p>
          <text:list>
            <text:list-item>
              <text:p text:style-name="P1">Manter passageiro.</text:p>
            </text:list-item>
            <text:list-item>
              <text:p text:style-name="P1">Manter destino.</text:p>
            </text:list-item>
            <text:list-item>
              <text:p text:style-name="P1">Manter veiculos.</text:p>
            </text:list-item>
            <text:list-item>
              <text:p text:style-name="P1">Localizar veículos.</text:p>
            </text:list-item>
          </text:list>
        </text:list-item>
      </text:list>
      <text:p text:style-name="Standard"/>
      <text:list xml:id="list453620513" text:continue-numbering="true" text:style-name="L1">
        <text:list-item>
          <text:p text:style-name="P1">Passageiro</text:p>
          <text:list>
            <text:list-item>
              <text:p text:style-name="P1">Confirmar ida.</text:p>
            </text:list-item>
            <text:list-item>
              <text:p text:style-name="P1">Status do veículo que irá coleta-lo.</text:p>
            </text:list-item>
            <text:list-item>
              <text:p text:style-name="P1">Local atual do veículo que irá coleta-lo.</text:p>
            </text:list-item>
          </text:list>
        </text:list-item>
      </text:list>
      <text:p text:style-name="Standard"/>
      <text:list xml:id="list865964200" text:continue-numbering="true" text:style-name="L1">
        <text:list-item>
          <text:p text:style-name="P1">Motorista</text:p>
          <text:list>
            <text:list-item>
              <text:p text:style-name="P1">Visão da lista de passageiros que deverá coletar.</text:p>
            </text:list-item>
            <text:list-item>
              <text:p text:style-name="P1">Confirmação se passageiro veio ou não.</text:p>
            </text:list-item>
            <text:list-item>
              <text:p text:style-name="P1">Navegar roteiro de coleta de passageiros.</text:p>
            </text:list-item>
            <text:list-item>
              <text:p text:style-name="P1">Navegar roteiro até destino ou destino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7S</meta:editing-duration>
    <meta:editing-cycles>3</meta:editing-cycles>
    <meta:generator>LibreOffice/3.5$Linux_X86_64 LibreOffice_project/350m1$Build-2</meta:generator>
    <meta:initial-creator>alfredo </meta:initial-creator>
    <dc:date>2015-02-25T11:06:18</dc:date>
    <dc:creator>alfredo </dc:creator>
    <meta:document-statistic meta:table-count="0" meta:image-count="0" meta:object-count="0" meta:page-count="1" meta:paragraph-count="16" meta:word-count="73" meta:character-count="437" meta:non-whitespace-character-count="394"/>
  </office:meta>
</office:document-meta>
</file>